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p align="center"&gt;</text:p>
      <text:p text:style-name="Standard"><text:s/></text:p>
      <text:p text:style-name="Standard"><text:s text:c="2"/>&lt;img src="https://images.credly.com/images/80d8a06a-c384-42bf-ad36-db81bce5adce/image.png" width="140" /&gt;</text:p>
      <text:p text:style-name="Standard"><text:s text:c="2"/>&lt;img src="https://images.credly.com/images/30816e43-2550-4e1c-be22-3f03c5573bb9/image.png" width="140" /&gt; </text:p>
      <text:p text:style-name="Standard"><text:s text:c="2"/>&lt;img src="https://images.credly.com/images/572de0ba-2c59-4816-a59d-b0e1687e45ee/image.png" width="140" /&gt;</text:p>
      <text:p text:style-name="Standard"><text:s text:c="2"/>&lt;img src="https://images.credly.com/images/324d0343-3d1b-465b-948f-316f32a1a142/image.png" width="140" /&gt;</text:p>
      <text:p text:style-name="Standard">&lt;/p&gt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9:08:37.687869100</meta:creation-date>
    <dc:date>2026-01-13T19:09:17.429186600</dc:date>
    <meta:editing-duration>PT40S</meta:editing-duration>
    <meta:editing-cycles>1</meta:editing-cycles>
    <meta:document-statistic meta:table-count="0" meta:image-count="0" meta:object-count="0" meta:page-count="1" meta:paragraph-count="7" meta:word-count="19" meta:character-count="453" meta:non-whitespace-character-count="429"/>
    <meta:generator>LibreOffice/25.2.7.2$Windows_X86_64 LibreOffice_project/5cbfd1ab6520636bb5f7b99185aa69bd7456825d</meta:generator>
  </office:meta>
</office:document-meta>
</file>